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Paragraphe_20_de_20_liste" style:list-style-name="L1"/>
    <style:style style:name="P2" style:family="paragraph" style:parent-style-name="Normal" style:list-style-name="L2"/>
    <style:style style:name="P3" style:family="paragraph" style:parent-style-name="Titre" style:master-page-name="MP0">
      <style:paragraph-properties style:page-number="auto" fo:break-before="page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Quarkus </text:p>
      <text:p text:style-name="Normal"/>
      <text:h text:style-name="Heading_20_1" text:outline-level="1">Présentation globale de la solution</text:h>
      <text:p text:style-name="Normal"/>
      <text:p text:style-name="Normal"><text:a xlink:type="simple" xlink:href="https://developers.redhat.com/blog/2019/11/18/how-quarkus-brings-imperative-and-reactive-programming-together/" text:style-name="Internet_20_link" text:visited-style-name="Visited_20_Internet_20_Link">https://developers.redhat.com/blog/2019/11/18/how-quarkus-brings-imperative-and-reactive-programming-together/</text:a></text:p>
      <text:p text:style-name="Normal">Application standard : 1thread / request. IO bloque le thread</text:p>
      <text:p text:style-name="Normal">Quarkus : </text:p>
      <text:list xml:id="list1069961757651705315" text:style-name="L2">
        <text:list-item>
          <text:p text:style-name="P2">basé sur Vertx lui même basé sur Netty</text:p>
        </text:list-item>
        <text:list-item>
          <text:p text:style-name="P2">Utilisation de X thread pour gérer l'ensemble des requetes entrantes</text:p>
        </text:list-item>
        <text:list-item>
          <text:p text:style-name="P2">Utilisation dans ces threads dédiés aux requetes <text:s/>de :</text:p>
          <text:list>
            <text:list-item>
              <text:p text:style-name="P2">fonction reactive (utilisation du même thread ) =&gt; a vérifier</text:p>
            </text:list-item>
            <text:list-item>
              <text:p text:style-name="P2">fonction impérative bloquante : </text:p>
            </text:list-item>
          </text:list>
        </text:list-item>
      </text:list>
      <text:p text:style-name="Normal"/>
      <text:h text:style-name="Heading_20_2" text:outline-level="2">Bootstrapping</text:h>
      <text:list xml:id="list6980578248521636167" text:style-name="L1">
        <text:list-item>
          <text:p text:style-name="P1">Génération du template =&gt; <text:s/><text:a xlink:type="simple" xlink:href="https://code.quarkus.io/" office:target-frame-name="_top" xlink:show="replace" text:style-name="Internet_20_link" text:visited-style-name="Visited_20_Internet_20_Link"><text:span text:style-name="Lien_20_hypertexte">https://code.quarkus.io/</text:span></text:a> <text:s/>(push intégré sur GitHub)</text:p>
        </text:list-item>
      </text:list>
      <text:h text:style-name="Heading_20_2" text:outline-level="2">Launching</text:h>
      <text:list xml:id="list43365924" text:continue-numbering="true" text:style-name="L1">
        <text:list-item>
          <text:p text:style-name="P1">Démarrage en mode DEV (via le plugin Quarkus-dev)</text:p>
        </text:list-item>
        <text:list-item>
          <text:p text:style-name="P1">Démarrage du remote debug</text:p>
        </text:list-item>
        <text:list-item>
          <text:p text:style-name="P1">Démarrage en mode PROD</text:p>
        </text:list-item>
      </text:list>
      <text:h text:style-name="Heading_20_2" text:outline-level="2">Injection de dépendance</text:h>
      <text:p text:style-name="Normal">Injection via l’annotation standard « @Inject » du package XXX.</text:p>
      <text:p text:style-name="Normal">Utilisation sous-jacente de la librairie Arc (implémentation de CDI).</text:p>
      <text:p text:style-name="Normal">Implémentation partielle de CDI (voir détails ici : <text:a xlink:type="simple" xlink:href="https://quarkus.io/guides/cdi-reference" office:target-frame-name="_top" xlink:show="replace" text:style-name="Internet_20_link" text:visited-style-name="Visited_20_Internet_20_Link"><text:span text:style-name="Lien_20_hypertexte">https://quarkus.io/guides/cdi-reference</text:span></text:a>)</text:p>
      <text:h text:style-name="Heading_20_2" text:outline-level="2">Building native image</text:h>
      <text:p text:style-name="Normal">Intro</text:p>
      <text:h text:style-name="Heading_20_2" text:outline-level="2">Reactive programming</text:h>
      <text:p text:style-name="Normal">Intro</text:p>
      <text:h text:style-name="Heading_20_1" text:outline-level="1">Testing (a voir si globale ou avancée)</text:h>
      <text:list xml:id="list43349320" text:continue-numbering="true" text:style-name="L1">
        <text:list-item>
          <text:p text:style-name="P1">Quarkus fourni la librairie « quarkus-junit5 » pour les tests</text:p>
        </text:list-item>
        <text:list-item>
          <text:p text:style-name="P1">RestAssured</text:p>
        </text:list-item>
      </text:list>
      <text:p text:style-name="Normal"><text:soft-page-break/></text:p>
      <text:h text:style-name="Heading_20_1" text:outline-level="1">Présentation avancée de la solution</text:h>
      <text:h text:style-name="Heading_20_2" text:outline-level="2">Package Quarkus</text:h>
      <text:p text:style-name="Normal">Présentation des differents packages de <text:a xlink:type="simple" xlink:href="https://code.quarkus.io/" office:target-frame-name="_top" xlink:show="replace" text:style-name="Internet_20_link" text:visited-style-name="Visited_20_Internet_20_Link"><text:span text:style-name="Lien_20_hypertexte">https://code.quarkus.io/</text:span></text:a></text:p>
      <text:h text:style-name="Heading_20_2" text:outline-level="2">Class / Annotations discovery </text:h>
      <text:p text:style-name="Normal">Jandex</text:p>
      <text:h text:style-name="Heading_20_2" text:outline-level="2">Building native image</text:h>
      <text:p text:style-name="Normal">Avancé</text:p>
      <text:h text:style-name="Heading_20_2" text:outline-level="2">Reactive programming</text:h>
      <text:p text:style-name="Normal">Avancé</text:p>
      <text:p text:style-name="Normal"/>
      <text:p text:style-name="Normal"/>
      <text:p text:style-name="Normal"/>
      <text:p text:style-name="Normal"/>
      <text:p text:style-name="Normal">A Voir :</text:p>
      <text:list xml:id="list43368631" text:continue-numbering="true" text:style-name="L1">
        <text:list-item>
          <text:p text:style-name="P1">Banner CGI ou p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f5496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size="13pt" style:font-name-asian="Times New Roman" style:font-size-asian="13pt" style:font-name-complex="Times New Roman" style:font-size-complex="13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WW_5f_CharLFO1LVL1" style:display-name="WW_CharLFO1LVL1" style:family="text">
      <style:text-properties style:font-name="Calibri" style:font-name-asian="Calibri" style:font-name-complex="Calibri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Pierre-Yves Jegou</meta:initial-creator>
    <dc:creator>pierre jegou</dc:creator>
    <meta:creation-date>2020-11-13T20:54:00Z</meta:creation-date>
    <dc:date>2020-11-14T23:14:09.52</dc:date>
    <meta:editing-cycles>4</meta:editing-cycles>
    <meta:editing-duration>PT13H26M48S</meta:editing-duration>
    <meta:document-statistic meta:table-count="0" meta:image-count="0" meta:object-count="0" meta:page-count="2" meta:paragraph-count="38" meta:word-count="187" meta:character-count="1321"/>
    <meta:template xlink:type="simple" xlink:actuate="onRequest" xlink:title="" xlink:href="Normal.dotm"/>
  </office:meta>
</office:document-meta>
</file>